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Heading_20_2">
      <style:text-properties style:text-underline-style="non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style:text-underline-style="none"/>
    </style:style>
    <style:style style:name="P13" style:family="paragraph" style:parent-style-name="Text_20_body" style:list-style-name="L8">
      <style:text-properties style:text-underline-style="none"/>
    </style:style>
    <style:style style:name="P14" style:family="paragraph" style:parent-style-name="Text_20_body" style:list-style-name="L9">
      <style:text-properties style:text-underline-style="none"/>
    </style:style>
    <style:style style:name="P15" style:family="paragraph" style:parent-style-name="Text_20_body" style:list-style-name="L10">
      <style:text-properties style:text-underline-style="none"/>
    </style:style>
    <style:style style:name="P16" style:family="paragraph" style:parent-style-name="Text_20_body" style:list-style-name="L11">
      <style:text-properties style:text-underline-style="none"/>
    </style:style>
    <style:style style:name="P17" style:family="paragraph" style:parent-style-name="Text_20_body" style:list-style-name="L12">
      <style:text-properties style:text-underline-style="none"/>
    </style:style>
    <style:style style:name="P18" style:family="paragraph" style:parent-style-name="Text_20_body" style:list-style-name="L13">
      <style:text-properties style:text-underline-style="none"/>
    </style:style>
    <style:style style:name="P19" style:family="paragraph" style:parent-style-name="Text_20_body" style:list-style-name="L14">
      <style:text-properties style:text-underline-style="none"/>
    </style:style>
    <style:style style:name="P20" style:family="paragraph" style:parent-style-name="Text_20_body" style:list-style-name="L15">
      <style:text-properties style:text-underline-style="none"/>
    </style:style>
    <style:style style:name="P21" style:family="paragraph" style:parent-style-name="Text_20_body" style:list-style-name="L16">
      <style:text-properties style:text-underline-style="none"/>
    </style:style>
    <style:style style:name="P22" style:family="paragraph" style:parent-style-name="Text_20_body" style:list-style-name="L17">
      <style:text-properties style:text-underline-style="none"/>
    </style:style>
    <style:style style:name="P23" style:family="paragraph" style:parent-style-name="Text_20_body" style:list-style-name="L18">
      <style:text-properties style:text-underline-style="none"/>
    </style:style>
    <style:style style:name="P24" style:family="paragraph" style:parent-style-name="Text_20_body" style:list-style-name="L19">
      <style:text-properties style:text-underline-style="none"/>
    </style:style>
    <style:style style:name="P25" style:family="paragraph" style:parent-style-name="Text_20_body" style:list-style-name="L20">
      <style:text-properties style:text-underline-style="none"/>
    </style:style>
    <style:style style:name="P26" style:family="paragraph" style:parent-style-name="Text_20_body" style:list-style-name="L24">
      <style:text-properties style:text-underline-style="none"/>
    </style:style>
    <style:style style:name="P27" style:family="paragraph" style:parent-style-name="Text_20_body" style:list-style-name="L15"/>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T1" style:family="text">
      <style:text-properties style:text-underline-style="none"/>
    </style:style>
    <style:style style:name="T2"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147_2109760458" text:style-name="Index_20_Link" text:visited-style-name="Index_20_Link">A) Présentation générale<text:tab/>1</text:a></text:p>
          <text:p text:style-name="P4"><text:a xlink:type="simple" xlink:href="#__RefHeading__167_2109760458" text:style-name="Index_20_Link" text:visited-style-name="Index_20_Link">1) Etendue de la gamme<text:tab/>1</text:a></text:p>
          <text:p text:style-name="P4"><text:a xlink:type="simple" xlink:href="#__RefHeading__169_2109760458" text:style-name="Index_20_Link" text:visited-style-name="Index_20_Link">2) Identification dans la gamme<text:tab/>2</text:a></text:p>
          <text:p text:style-name="P4"><text:a xlink:type="simple" xlink:href="#__RefHeading__171_2109760458" text:style-name="Index_20_Link" text:visited-style-name="Index_20_Link">3) Capacité du modèle utilisé<text:tab/>2</text:a></text:p>
          <text:p text:style-name="P2"><text:a xlink:type="simple" xlink:href="#__RefHeading__609_1848485030" text:style-name="Index_20_Link" text:visited-style-name="Index_20_Link">B) Mise en service<text:tab/>2</text:a></text:p>
          <text:p text:style-name="P4"><text:a xlink:type="simple" xlink:href="#__RefHeading__611_1848485030" text:style-name="Index_20_Link" text:visited-style-name="Index_20_Link">1) Accès à l'interface d'exploitation<text:tab/>2</text:a></text:p>
          <text:p text:style-name="P4"><text:a xlink:type="simple" xlink:href="#__RefHeading__613_1848485030" text:style-name="Index_20_Link" text:visited-style-name="Index_20_Link">2) Restauration d'une configuration vierge<text:tab/>3</text:a></text:p>
          <text:p text:style-name="P4"><text:a xlink:type="simple" xlink:href="#__RefHeading__615_1848485030" text:style-name="Index_20_Link" text:visited-style-name="Index_20_Link">3) Branchement de postes<text:tab/>3</text:a></text:p>
          <text:p text:style-name="P4"><text:a xlink:type="simple" xlink:href="#__RefHeading__617_1848485030" text:style-name="Index_20_Link" text:visited-style-name="Index_20_Link">4) Postes numériques, postes analogiques<text:tab/>3</text:a></text:p>
          <text:p text:style-name="P2"><text:a xlink:type="simple" xlink:href="#__RefHeading__619_1848485030" text:style-name="Index_20_Link" text:visited-style-name="Index_20_Link">C) Bases d'exploitation<text:tab/>4</text:a></text:p>
          <text:p text:style-name="P4"><text:a xlink:type="simple" xlink:href="#__RefHeading__621_1848485030" text:style-name="Index_20_Link" text:visited-style-name="Index_20_Link">1) Correspondance entre les ports et les numéros<text:tab/>4</text:a></text:p>
          <text:p text:style-name="P4"><text:a xlink:type="simple" xlink:href="#__RefHeading__623_1848485030" text:style-name="Index_20_Link" text:visited-style-name="Index_20_Link">2) Etat d'un « bloc de sécurité »<text:tab/>4</text:a></text:p>
          <text:p text:style-name="P4"><text:a xlink:type="simple" xlink:href="#__RefHeading__625_1848485030" text:style-name="Index_20_Link" text:visited-style-name="Index_20_Link">3) Identification logicielle<text:tab/>5</text:a></text:p>
          <text:p text:style-name="P4"><text:a xlink:type="simple" xlink:href="#__RefHeading__627_1848485030" text:style-name="Index_20_Link" text:visited-style-name="Index_20_Link">4) Quelques questions<text:tab/>5</text:a></text:p>
          <text:p text:style-name="P2"><text:a xlink:type="simple" xlink:href="#__RefHeading__629_1848485030" text:style-name="Index_20_Link" text:visited-style-name="Index_20_Link">D) Manipulations de base<text:tab/>5</text:a></text:p>
          <text:p text:style-name="P4"><text:a xlink:type="simple" xlink:href="#__RefHeading__631_1848485030" text:style-name="Index_20_Link" text:visited-style-name="Index_20_Link">1) Rappel automatique<text:tab/>5</text:a></text:p>
          <text:p text:style-name="P4"><text:a xlink:type="simple" xlink:href="#__RefHeading__633_1848485030" text:style-name="Index_20_Link" text:visited-style-name="Index_20_Link">2) Plan des suffixes<text:tab/>6</text:a></text:p>
          <text:p text:style-name="P2"><text:a xlink:type="simple" xlink:href="#__RefHeading__635_1848485030" text:style-name="Index_20_Link" text:visited-style-name="Index_20_Link">E) Appels multiples<text:tab/>6</text:a></text:p>
          <text:p text:style-name="P4"><text:a xlink:type="simple" xlink:href="#__RefHeading__637_1848485030" text:style-name="Index_20_Link" text:visited-style-name="Index_20_Link">1) Double appel et transfert sans réponse<text:tab/>6</text:a></text:p>
          <text:p text:style-name="P4"><text:a xlink:type="simple" xlink:href="#__RefHeading__639_1848485030" text:style-name="Index_20_Link" text:visited-style-name="Index_20_Link">2) Double appel et transfert avec réponse<text:tab/>6</text:a></text:p>
          <text:p text:style-name="P4"><text:a xlink:type="simple" xlink:href="#__RefHeading__641_1848485030" text:style-name="Index_20_Link" text:visited-style-name="Index_20_Link">3) Double appel,alternat, reprise<text:tab/>7</text:a></text:p>
          <text:p text:style-name="P4"><text:a xlink:type="simple" xlink:href="#__RefHeading__643_1848485030" text:style-name="Index_20_Link" text:visited-style-name="Index_20_Link">4) Double appel, conférence à trois, alternat<text:tab/>7</text:a></text:p>
          <text:p text:style-name="P4"><text:a xlink:type="simple" xlink:href="#__RefHeading__645_1848485030" text:style-name="Index_20_Link" text:visited-style-name="Index_20_Link">5) Quelques questions<text:tab/>8</text:a></text:p>
          <text:p text:style-name="P2"><text:a xlink:type="simple" xlink:href="#__RefHeading__647_1848485030" text:style-name="Index_20_Link" text:visited-style-name="Index_20_Link">F) Appel automatique au décroché<text:tab/>8</text:a></text:p>
          <text:p text:style-name="P4"><text:a xlink:type="simple" xlink:href="#__RefHeading__649_1848485030" text:style-name="Index_20_Link" text:visited-style-name="Index_20_Link">1) Appel immédiat<text:tab/>8</text:a></text:p>
          <text:p text:style-name="P4"><text:a xlink:type="simple" xlink:href="#__RefHeading__651_1848485030" text:style-name="Index_20_Link" text:visited-style-name="Index_20_Link">2) Appel après tempo<text:tab/>9</text:a></text:p>
          <text:p text:style-name="P4"><text:a xlink:type="simple" xlink:href="#__RefHeading__653_1848485030" text:style-name="Index_20_Link" text:visited-style-name="Index_20_Link">3) Quelques questions <text:tab/>9</text:a></text:p>
          <text:p text:style-name="P2"><text:a xlink:type="simple" xlink:href="#__RefHeading__655_1848485030" text:style-name="Index_20_Link" text:visited-style-name="Index_20_Link">G) Plan de numérotation local<text:tab/>9</text:a></text:p>
          <text:p text:style-name="P4"><text:a xlink:type="simple" xlink:href="#__RefHeading__657_1848485030" text:style-name="Index_20_Link" text:visited-style-name="Index_20_Link">1) Accès aux numéros locaux<text:tab/>9</text:a></text:p>
          <text:p text:style-name="P4"><text:a xlink:type="simple" xlink:href="#__RefHeading__659_1848485030" text:style-name="Index_20_Link" text:visited-style-name="Index_20_Link">2) Numéros utilisés<text:tab/>9</text:a></text:p>
        </text:index-body>
      </text:table-of-content>
      <text:h text:style-name="P1" text:outline-level="1"><text:bookmark-start text:name="__RefHeading__147_2109760458"/>A) Présentation générale<text:bookmark-end text:name="__RefHeading__147_2109760458"/></text:h>
      <text:h text:style-name="Heading_20_2" text:outline-level="2"><text:bookmark-start text:name="__RefHeading__167_2109760458"/>1) Etendue de la gamme<text:bookmark-end text:name="__RefHeading__167_2109760458"/></text:h>
      <text:p text:style-name="Text_20_body"><text:tab/>1.1) La gamme est composée des produits suivants :</text:p>
      <text:list xml:id="list6034306646916456328" text:style-name="L1">
        <text:list-header>
          <text:p text:style-name="P5"><text:s/>- Aastra XD</text:p>
          <text:p text:style-name="P5">- Aastra XL</text:p>
          <text:p text:style-name="P5">- Aastra XS</text:p>
          <text:p text:style-name="P5">- Aastra XS12</text:p>
          <text:p text:style-name="P5">1.2) Le nombre maximum d'abonnés que l'on peut relier à ces produits est de 1000.</text:p>
        </text:list-header>
      </text:list>
      <text:h text:style-name="Heading_20_2" text:outline-level="2"><text:bookmark-start text:name="__RefHeading__169_2109760458"/><text:soft-page-break/>2) Identification dans la gamme<text:bookmark-end text:name="__RefHeading__169_2109760458"/></text:h>
      <text:list xml:id="list2093490114013546904" text:style-name="L2">
        <text:list-item>
          <text:list>
            <text:list-header>
              <text:p text:style-name="P6">2.1) Les deux cartes qui constituent notre autocommutateur sont UCVS et EXT1S-12.</text:p>
              <text:p text:style-name="P6">2.2) Nous disposons d'un Aastra-5000</text:p>
            </text:list-header>
          </text:list>
        </text:list-item>
      </text:list>
      <text:h text:style-name="Heading_20_2" text:outline-level="2"><text:bookmark-start text:name="__RefHeading__171_2109760458"/>3) Capacité du modèle utilisé<text:bookmark-end text:name="__RefHeading__171_2109760458"/></text:h>
      <text:list xml:id="list4852332106463852789" text:style-name="L3">
        <text:list-item>
          <text:list>
            <text:list-item>
              <text:p text:style-name="P7">Nous disposons de 8 postes analogiques</text:p>
            </text:list-item>
            <text:list-item>
              <text:p text:style-name="P7">Nous disposons de 4 postes numériques</text:p>
            </text:list-item>
            <text:list-item>
              <text:p text:style-name="P7">Nous disposons de 4 ports RNIS.</text:p>
            </text:list-item>
            <text:list-item>
              <text:p text:style-name="P7">Nous disposons de 29 ports RJ-45</text:p>
            </text:list-item>
            <text:list-item>
              <text:p text:style-name="P7">Nous disposons de 6 prises qui ne servent a rien.</text:p>
            </text:list-item>
            <text:list-item>
              <text:p text:style-name="P7">Nous n'avons aucunes prises qui ne servent a rien.</text:p>
            </text:list-item>
            <text:list-item>
              <text:p text:style-name="P7">Les deux cartes ont une face avant commune car elles ont le mêmes <text:tab/>fonctionnement.</text:p>
            </text:list-item>
            <text:list-item>
              <text:p text:style-name="P7"><text:s/>Les 2 cartes sont les mêmes mais sur la photo il manque des composants, <text:tab/>certains ports ne sont pas utilisés sur la photo.</text:p>
            </text:list-item>
            <text:list-item>
              <text:p text:style-name="P7">Les raisons d'une telle pratique est que la carte coûte moins chère est que comme elles sont pareils il est possible de changer une carte facilement. On a pas besoin de changer l'autocommutateur.</text:p>
            </text:list-item>
          </text:list>
        </text:list-item>
      </text:list>
      <text:h text:style-name="P1" text:outline-level="1"><text:bookmark-start text:name="__RefHeading__609_1848485030"/>B) Mise en service<text:bookmark-end text:name="__RefHeading__609_1848485030"/></text:h>
      <text:h text:style-name="Heading_20_2" text:outline-level="2"><text:bookmark-start text:name="__RefHeading__611_1848485030"/>1) Accès à l'interface d'exploitation<text:bookmark-end text:name="__RefHeading__611_1848485030"/></text:h>
      <text:list xml:id="list3605192878360222112" text:style-name="L4">
        <text:list-item>
          <text:list>
            <text:list-item>
              <text:p text:style-name="P8">Nous avons changé l'adresse ip de l'autocommutateur pour qu'il soit dans le <text:tab/>même réseau que la machine</text:p>
            </text:list-item>
            <text:list-item>
              <text:p text:style-name="P8">La session web est une session https car il faut qu'il soit sécurisé.</text:p>
            </text:list-item>
          </text:list>
        </text:list-item>
      </text:list>
      <text:list xml:id="list954043245205199450" text:style-name="L5">
        <text:list-item>
          <text:list>
            <text:list-item>
              <text:p text:style-name="P9">S'il s'agissait d'une session http on risquerait de se faire voler les mots de passe <text:tab/>avec identifiants ou bien les adresses</text:p>
            </text:list-item>
            <text:list-item>
              <text:p text:style-name="P9">Le risque pour la configuration de l'autocommutateur est que tout le monde pourrait y accéder.</text:p>
            </text:list-item>
          </text:list>
        </text:list-item>
      </text:list>
      <text:p text:style-name="Text_20_body"/>
      <text:h text:style-name="Heading_20_2" text:outline-level="2"><text:bookmark-start text:name="__RefHeading__613_1848485030"/><text:soft-page-break/>2) Restauration d'une configuration vierge<text:bookmark-end text:name="__RefHeading__613_1848485030"/></text:h>
      <text:p text:style-name="Text_20_body">Nous avons vérifier si notre répertoire actif contient une version « test » ou « valide ». Il contient donc la version « valide ». Nous avons ensuite directement fait une restitution de la configuration vierge et nous avons validé la version restituée.</text:p>
      <text:h text:style-name="Heading_20_2" text:outline-level="2"><text:bookmark-start text:name="__RefHeading__615_1848485030"/>3) Branchement de postes<text:bookmark-end text:name="__RefHeading__615_1848485030"/></text:h>
      <text:p text:style-name="Text_20_body">Si on appel le numéro 51 en utilisant un poste analogique le numéro de l'appelant est 56.</text:p>
      <text:p text:style-name="Text_20_body">On effectue d'autres appels et on identifie les numéros des différents postes :</text:p>
      <text:list xml:id="list8820704310497730391" text:style-name="L6">
        <text:list-item>
          <text:p text:style-name="P10">51 : numérique 1</text:p>
        </text:list-item>
        <text:list-item>
          <text:p text:style-name="P10">52 : numérique 2</text:p>
        </text:list-item>
        <text:list-item>
          <text:p text:style-name="P10">55 : analogique 1</text:p>
        </text:list-item>
        <text:list-item>
          <text:p text:style-name="P10">56 : analogique 2</text:p>
        </text:list-item>
      </text:list>
      <text:h text:style-name="Heading_20_2" text:outline-level="2"><text:bookmark-start text:name="__RefHeading__617_1848485030"/>4) Postes numériques, postes analogiques<text:bookmark-end text:name="__RefHeading__617_1848485030"/></text:h>
      <text:p text:style-name="Text_20_body"><text:tab/>1) Lorsque l'on branche un poste numérique sur un port analogique on voit que le poste est toujours alimenté mais qu'il ne fonctionne pas. On entend aucune tonalité en décrochant le poste. On observe sur l'afficheur qu'il n'y a rien d'écrit. En pressant une touche on entend aucuns sons et rien ne se passe. En tentant un appel rien ne se passe non plus. On en conclue donc que la prise analogique n'est pas compatible avec les appareils numériques. On en conclue que le poste est toujours alimenté mais il ne fonctionne pas.</text:p>
      <text:list xml:id="list5864059732999505684" text:style-name="L7">
        <text:list-item>
          <text:p text:style-name="P11">Lorsque l'on branche un poste analogique sur un port numérique on voit que le poste est toujours alimenté mais qu'il ne fonctionne pas. On entend un son continu en décrochant le poste. En pressant une touche on entend des sons mais rien ne se passe. En tentant un appel rien ne se passe non plus. On en conclue donc que la prise analogique n'est pas compatible avec les appareils numériques. On en conclue aussi que le poste est toujours alimenté mais il ne fonctionne pas.</text:p>
        </text:list-item>
        <text:list-item>
          <text:p text:style-name="P11">Que ce soit une prise analogique ou numérique le courant continu de passer alors dans tous les cas les postes sont alimentés mais comme leur type de fonctionnement ne correspond pas au poste il est impossible de les utiliser.</text:p>
        </text:list-item>
      </text:list>
      <text:h text:style-name="P1" text:outline-level="1"><text:bookmark-start text:name="__RefHeading__619_1848485030"/><text:soft-page-break/>C) Bases d'exploitation<text:bookmark-end text:name="__RefHeading__619_1848485030"/></text:h>
      <text:h text:style-name="P3" text:outline-level="2"><text:bookmark-start text:name="__RefHeading__621_1848485030"/>1) Correspondance entre les ports et les numéros<text:bookmark-end text:name="__RefHeading__621_1848485030"/></text:h>
      <text:list xml:id="list7244789897627600507" text:style-name="L8">
        <text:list-item>
          <text:p text:style-name="P13">Le premier poste affiché est le 51 et le dernier poste affiché est le 59</text:p>
        </text:list-item>
        <text:list-item>
          <text:p text:style-name="P13">Le rapport avec la recherche effectuée est qu'il y a tous les numéros commençants par un 5 et qui sont affectés à un port donc il y a aussi les numéros des postes analogiques et numériques.</text:p>
        </text:list-item>
        <text:list-item>
          <text:p text:style-name="P13">En refaisant la recherche sans mettre de chiffres il y a tous les postes disponibles.</text:p>
        </text:list-item>
        <text:list-item>
          <text:p text:style-name="P13"><text:s/>Il nous est d'abord affiché tous les numéros disponibles et en dessous il y a d'affiché tous les autres numéros possibles, mais qu'il faut attribuer. Le lien est que les numéros disponibles correspondent aux branchements disponibles à l'utilisation dans les cartes.</text:p>
        </text:list-item>
        <text:list-item>
          <text:p text:style-name="P13">Les modèles de postes annoncés pour les postes numériques sont 6755 et 640N.</text:p>
        </text:list-item>
        <text:list-item>
          <text:p text:style-name="P13">On peut retrouver la référence sur le téléphone.</text:p>
        </text:list-item>
        <text:list-item>
          <text:p text:style-name="P13">Le type annoncé pour les postes analogiques est LOCAL.</text:p>
        </text:list-item>
        <text:list-item>
          <text:p text:style-name="P13">Les adresses 0-00-00 à 0-00-03 correspondent aux ports numériques.</text:p>
        </text:list-item>
        <text:list-item>
          <text:p text:style-name="P13">Les adresses 0-01-00 à 0-01-05 correspondent aux ports analogiques.</text:p>
        </text:list-item>
        <text:list-item>
          <text:p text:style-name="P13">Une adresse est une série de chiffres permettant d'identifier un poste</text:p>
          <text:p text:style-name="P13"/>
          <text:p text:style-name="P13"/>
        </text:list-item>
      </text:list>
      <text:h text:style-name="P3" text:outline-level="2"><text:bookmark-start text:name="__RefHeading__623_1848485030"/>2) Etat d'un « bloc de sécurité »<text:bookmark-end text:name="__RefHeading__623_1848485030"/></text:h>
      <text:list xml:id="list7815345496070028425" text:style-name="L9">
        <text:list-item>
          <text:p text:style-name="P14">L'état d'abonné est « en service ».</text:p>
        </text:list-item>
        <text:list-item>
          <text:p text:style-name="P14">En décrochant le poste concerné on entend une tonalité d'invitation à composer.</text:p>
        </text:list-item>
        <text:list-item>
          <text:p text:style-name="P14">Quand on appel ce poste depuis un poste numérique le poste sonne.</text:p>
        </text:list-item>
        <text:list-item>
          <text:p text:style-name="P14">Quand on appel ce poste depuis un poste numérique le poste sonne.</text:p>
        </text:list-item>
      </text:list>
      <text:p text:style-name="P12">On passe l'état en « hors service »</text:p>
      <text:list xml:id="list353952933941349529" text:style-name="L10">
        <text:list-item>
          <text:p text:style-name="P15">Quand on décroche le poste concerné on entend rien.</text:p>
        </text:list-item>
        <text:list-item>
          <text:p text:style-name="P15">Quand on appel ce poste depuis un poste numérique cela nous dit qu'il n'est pas joignable.</text:p>
        </text:list-item>
        <text:list-item>
          <text:p text:style-name="P15">Quand on appel ce poste depuis un poste analogique on a une tonalité d'invitation à raccrocher.</text:p>
        </text:list-item>
        <text:list-item>
          <text:p text:style-name="P15"><text:soft-page-break/>L'afficheur est inchangé.</text:p>
        </text:list-item>
        <text:list-item>
          <text:p text:style-name="P15">Quand on appuie sur une de ses touches il ne se passe rien.</text:p>
        </text:list-item>
        <text:list-item>
          <text:p text:style-name="P15"><text:s/>Quand on appel ce poste depuis un autre poste on a une tonalité d'invitation à raccrocher.</text:p>
        </text:list-item>
        <text:list-item>
          <text:p text:style-name="P15">L'afficheur est inchangé.</text:p>
        </text:list-item>
        <text:list-item>
          <text:p text:style-name="P15"><text:s/>Oui, le poste est redevenue fonctionnel.</text:p>
        </text:list-item>
      </text:list>
      <text:h text:style-name="P3" text:outline-level="2"><text:bookmark-start text:name="__RefHeading__625_1848485030"/>3) Identification logicielle<text:bookmark-end text:name="__RefHeading__625_1848485030"/></text:h>
      <text:list xml:id="list8508816080325359144" text:style-name="L11">
        <text:list-item>
          <text:p text:style-name="P16">L'état de notre répertoire « actif » est « valide ».</text:p>
        </text:list-item>
        <text:list-item>
          <text:p text:style-name="P16">L'état de notre répertoire « inactif » est « valide »</text:p>
        </text:list-item>
        <text:list-item>
          <text:p text:style-name="P16">L'intérêt de posséder deux versions possibles est de sauvegarder les données dans le répertoire inactif et pouvoir les récupérer en cas de problème avec le répertoire actif.</text:p>
        </text:list-item>
      </text:list>
      <text:h text:style-name="P3" text:outline-level="2"><text:bookmark-start text:name="__RefHeading__627_1848485030"/>4) Quelques questions<text:bookmark-end text:name="__RefHeading__627_1848485030"/></text:h>
      <text:list xml:id="list4526848022920410380" text:style-name="L12">
        <text:list-item>
          <text:p text:style-name="P17">L'adresse système (physique) d'un poste analogique branché en A3 serait 0-01-03.</text:p>
        </text:list-item>
        <text:list-item>
          <text:p text:style-name="P17">FAUX</text:p>
        </text:list-item>
        <text:list-item>
          <text:p text:style-name="P17">VRAI</text:p>
        </text:list-item>
        <text:list-item>
          <text:p text:style-name="P17">VRAI</text:p>
        </text:list-item>
        <text:list-item>
          <text:p text:style-name="P17">VRAI</text:p>
        </text:list-item>
        <text:list-item>
          <text:p text:style-name="P17">FAUX</text:p>
        </text:list-item>
      </text:list>
      <text:h text:style-name="P1" text:outline-level="1"><text:bookmark-start text:name="__RefHeading__629_1848485030"/>D) Manipulations de base<text:bookmark-end text:name="__RefHeading__629_1848485030"/></text:h>
      <text:h text:style-name="P3" text:outline-level="2"><text:bookmark-start text:name="__RefHeading__631_1848485030"/>1) Rappel automatique<text:bookmark-end text:name="__RefHeading__631_1848485030"/></text:h>
      <text:list xml:id="list8970453979380298791" text:style-name="L13">
        <text:list-item>
          <text:p text:style-name="P18">La touche R+5 active le rappel automatique</text:p>
        </text:list-item>
        <text:list-item>
          <text:p text:style-name="P18">Si le poste 51 appel le poste 55 une proposition d'appel automatique sera faite.</text:p>
        </text:list-item>
        <text:list-item>
          <text:p text:style-name="P18">Oui c'est normal. Le message correspond bien à la documentation.</text:p>
        </text:list-item>
        <text:list-item>
          <text:p text:style-name="P18">L'étape suivante pour que le processus se déclenche doit être : décrocher le poste 51.</text:p>
        </text:list-item>
        <text:list-item>
          <text:p text:style-name="P18">Le poste 51 reste en appel automatique jusqu'à ce qu'on le décroche.</text:p>
        </text:list-item>
        <text:list-item>
          <text:p text:style-name="P18">Le poste 55 se trouve en communication avec le poste 56.</text:p>
        </text:list-item>
        <text:list-item>
          <text:p text:style-name="P18">Il ne se passe rien sur le poste 55.</text:p>
        </text:list-item>
        <text:list-item>
          <text:p text:style-name="P18"><text:soft-page-break/><text:s/>Le poste 51 semble déclencher l'appel vers le poste 55.</text:p>
        </text:list-item>
        <text:list-item>
          <text:p text:style-name="P18"><text:s/>On appel le poste 56 avec le poste 55. On les laissent en communication et avec le poste 51 on appel le poste 55. On enclenche le rappel automatique et on raccroche avec le poste 51. Tant que le poste 55 sera en communication avec le poste 56 le rappel automatique sera toujours présent et attendra.</text:p>
        </text:list-item>
      </text:list>
      <text:h text:style-name="P3" text:outline-level="2"><text:bookmark-start text:name="__RefHeading__633_1848485030"/>2) Plan des suffixes<text:bookmark-end text:name="__RefHeading__633_1848485030"/></text:h>
      <text:list xml:id="list2342675548243064212" text:style-name="L14">
        <text:list-item>
          <text:p text:style-name="P19">Dans ce menu, on retrouve toutes les fonctions possible, dont le rappel automatique.</text:p>
        </text:list-item>
        <text:list-item>
          <text:p text:style-name="P19">La touche R fait basculer dans l'attente d'un suffixe.</text:p>
        </text:list-item>
        <text:list-item>
          <text:p text:style-name="P19">On utilise ce plan de numérotation lorsque le numéro que l'on appel est déjà eb ligbe avec une autre.</text:p>
        </text:list-item>
      </text:list>
      <text:h text:style-name="P1" text:outline-level="1"><text:bookmark-start text:name="__RefHeading__635_1848485030"/>E) Appels multiples<text:bookmark-end text:name="__RefHeading__635_1848485030"/></text:h>
      <text:h text:style-name="P3" text:outline-level="2"/>
      <text:h text:style-name="P3" text:outline-level="2"><text:bookmark-start text:name="__RefHeading__637_1848485030"/>1) Double appel et transfert sans réponse<text:bookmark-end text:name="__RefHeading__637_1848485030"/></text:h>
      <text:list xml:id="list5273515476613505028" text:style-name="L15">
        <text:list-item>
          <text:p text:style-name="P20">On peut lire « ABO 55 » sur l'afficheur du poste 55.</text:p>
        </text:list-item>
        <text:list-item>
          <text:p text:style-name="P27">c'est le poste 56 qui sonne avec cette manipe.</text:p>
        </text:list-item>
        <text:list-item>
          <text:p text:style-name="P27">On lit « ABO 56 » sur le poste 51.</text:p>
        </text:list-item>
        <text:list-item>
          <text:p text:style-name="P27">on entends la tonalité qui signifie que le numéro que l'on est en trains d'appeler est en trains de sonner.</text:p>
        </text:list-item>
        <text:list-item>
          <text:p text:style-name="P27">Le poste 51 est raccroché.</text:p>
        </text:list-item>
        <text:list-item>
          <text:p text:style-name="P27">Le poste 55 est en communication avec le poste 56.</text:p>
        </text:list-item>
        <text:list-item>
          <text:p text:style-name="P27">C'est le mode « transfert d'appel ». Le transfert d'appel consiste à <text:s/>envoyer un appelant vers l'appelé en passant par un intermédiaire.</text:p>
        </text:list-item>
      </text:list>
      <text:p text:style-name="Text_20_body"/>
      <text:h text:style-name="P3" text:outline-level="2"><text:bookmark-start text:name="__RefHeading__639_1848485030"/>2) Double appel et transfert avec réponse<text:bookmark-end text:name="__RefHeading__639_1848485030"/></text:h>
      <text:p text:style-name="P12"/>
      <text:list xml:id="list5143155386232749989" text:style-name="L16">
        <text:list-item>
          <text:p text:style-name="P21">On peut lire que le poste 51 est en liens avec le poste 55.</text:p>
        </text:list-item>
        <text:list-item>
          <text:p text:style-name="P21">On peut lire que le poste 51 est en liens avec le poste 56.</text:p>
        </text:list-item>
        <text:list-item>
          <text:p text:style-name="P21"><text:soft-page-break/>Dans le poste 55 on entend une tonalité qui signifie que l'on est en attente.</text:p>
        </text:list-item>
        <text:list-item>
          <text:p text:style-name="P21">Actuellement, le poste 51 est en communica<text:tab/>tion avec le poste 56.</text:p>
        </text:list-item>
        <text:list-item>
          <text:p text:style-name="P21">Le poste 51 est actuellement raccroché.</text:p>
        </text:list-item>
        <text:list-item>
          <text:p text:style-name="P21">Le poste 55 est en communication avec le poste 56.</text:p>
        </text:list-item>
        <text:list-item>
          <text:p text:style-name="P21">C'est le mode « transfert d'appel ». Le transfert d'appel consiste à <text:s/>envoyer un appelant vers l'appelé en passant par un intermédiaire.</text:p>
        </text:list-item>
      </text:list>
      <text:h text:style-name="P3" text:outline-level="2"><text:bookmark-start text:name="__RefHeading__641_1848485030"/>3) Double appel,alternat, reprise<text:bookmark-end text:name="__RefHeading__641_1848485030"/></text:h>
      <text:list xml:id="list7478460405298402370" text:style-name="L17">
        <text:list-item>
          <text:p text:style-name="P22">Sur le poste 51 on peut lire sur l'afficheur « abo 55 » ce qui veut dire qu'il est en communication avec le poste 55.</text:p>
        </text:list-item>
        <text:list-item>
          <text:p text:style-name="P22">Sur le poste 51 on peut lire sur l'afficheur « abo 56 » ce qui veut dire qu'il est en communication avec le poste 56.</text:p>
        </text:list-item>
        <text:list-item>
          <text:p text:style-name="P22">Sur le poste 55 on entend une tonalité qui veut dire que nous sommes en attente.</text:p>
        </text:list-item>
        <text:list-item>
          <text:p text:style-name="P22">Le poste 51 est en communication avec le poste 56.</text:p>
        </text:list-item>
        <text:list-item>
          <text:p text:style-name="P22">On lit sur le poste 51 qu'il est en appel avec le poste 55.</text:p>
        </text:list-item>
        <text:list-item>
          <text:p text:style-name="P22">Sur le poste 56 on entend une tonalité qui veut dire que nous sommes en attente.</text:p>
        </text:list-item>
        <text:list-item>
          <text:p text:style-name="P22">Le poste 51 est en communication avec le poste 55.</text:p>
        </text:list-item>
        <text:list-item>
          <text:p text:style-name="P22">Le poste 51 est en communication avec le poste 55.</text:p>
        </text:list-item>
        <text:list-item>
          <text:p text:style-name="P22">Sur le poste 51 on peut lire « abo 55 » ce qui veut dire qu'il est en communication avec le poste 55.</text:p>
        </text:list-item>
        <text:list-item>
          <text:p text:style-name="P22">Le poste 51 est en communication avec le poste 55.</text:p>
        </text:list-item>
        <text:list-item>
          <text:p text:style-name="P22">On entend rien sur le troisième poste ce qui veut dire qu'il a été raccroché .</text:p>
        </text:list-item>
        <text:list-item>
          <text:p text:style-name="P22">On gère deux appels en même temps via le poste 51. On alterne l'appel entre le poste 51 et 55 et 51 et 56. On reprend l'appel avec l'un des deux postes pendant que l'autre est en attente.</text:p>
        </text:list-item>
      </text:list>
      <text:h text:style-name="P3" text:outline-level="2"><text:bookmark-start text:name="__RefHeading__643_1848485030"/>4) Double appel, conférence à trois, alternat<text:bookmark-end text:name="__RefHeading__643_1848485030"/></text:h>
      <text:list xml:id="list6095755523222895788" text:style-name="L18">
        <text:list-item>
          <text:p text:style-name="P23">Sur le poste 51 on peut lire « abo 55 » ce qui veut dire qu'il est en communication avec le poste 55.</text:p>
        </text:list-item>
        <text:list-item>
          <text:p text:style-name="P23">Sur le poste 51 on peut lire sur l'afficheur « abo 56 » ce qui veut dire qu'il est en communication avec le poste 56.</text:p>
        </text:list-item>
        <text:list-item>
          <text:p text:style-name="P23"><text:soft-page-break/>Sur le poste 55 on entend une tonalité qui veut dire que nous sommes en attente.</text:p>
        </text:list-item>
        <text:list-item>
          <text:p text:style-name="P23">Le poste 51 est en communication avec le poste 56.</text:p>
        </text:list-item>
        <text:list-item>
          <text:p text:style-name="P23">En faisant R+3, les trois postes sont en communication.</text:p>
        </text:list-item>
        <text:list-item>
          <text:p text:style-name="P23">Le poste 51 est en communication avec le poste 55.</text:p>
        </text:list-item>
        <text:list-item>
          <text:p text:style-name="P23">Sur le poste 51 on peut lire « abo 55 » ce qui veut dire qu'il est en communication avec le poste 55.</text:p>
        </text:list-item>
        <text:list-item>
          <text:p text:style-name="P23">En faisant R+3 les trois postes sont en communication mais en faisant R+2 l'appel revient en mode double donc il n'y a plus que le poste 51 et 55 qui sont en communication.</text:p>
        </text:list-item>
        <text:list-item>
          <text:p text:style-name="P23">On lit sur le poste 51 « abo 55 &amp; abo 56 » ce qui veut dire que les trois postes sont en communication.</text:p>
        </text:list-item>
        <text:list-item>
          <text:p text:style-name="P23">L'intérêt de ce type de poste est de gérer plusieurs appels en même temps et alterner entre les deux ou les grouper. C'est comme un téléphone de secrétariat.</text:p>
        </text:list-item>
        <text:list-item>
          <text:p text:style-name="P23">Il n'y a pas de limitation fonctionnelle à l'utilisation d'un poste analogique. Il peut tout faire aussi.</text:p>
        </text:list-item>
      </text:list>
      <text:h text:style-name="P3" text:outline-level="2"><text:bookmark-start text:name="__RefHeading__645_1848485030"/>5) Quelques questions<text:bookmark-end text:name="__RefHeading__645_1848485030"/></text:h>
      <text:list xml:id="list5801684523112772605" text:style-name="L19">
        <text:list-item>
          <text:p text:style-name="P24">Au final personne ne sera en communication.</text:p>
        </text:list-item>
      </text:list>
      <text:p text:style-name="P12">Vrai ou faux :</text:p>
      <text:list xml:id="list1408600829571761646" text:style-name="L20">
        <text:list-item>
          <text:p text:style-name="P25">FAUX</text:p>
        </text:list-item>
        <text:list-item>
          <text:p text:style-name="P25">VRAI</text:p>
        </text:list-item>
        <text:list-item>
          <text:p text:style-name="P25">FAUX</text:p>
        </text:list-item>
        <text:list-item>
          <text:p text:style-name="P25">VRAI</text:p>
        </text:list-item>
        <text:list-item>
          <text:p text:style-name="P25">VRAI</text:p>
        </text:list-item>
      </text:list>
      <text:h text:style-name="P1" text:outline-level="1"><text:bookmark-start text:name="__RefHeading__647_1848485030"/>F) Appel automatique au décroché<text:bookmark-end text:name="__RefHeading__647_1848485030"/></text:h>
      <text:h text:style-name="Heading_20_2" text:outline-level="2"><text:bookmark-start text:name="__RefHeading__649_1848485030"/>1) Appel immédiat<text:bookmark-end text:name="__RefHeading__649_1848485030"/></text:h>
      <text:list xml:id="list5553063731910027669" text:style-name="L21">
        <text:list-item>
          <text:p text:style-name="P28">Quand on décroche le poste 55 il appel automatiquement le poste 51.</text:p>
        </text:list-item>
        <text:list-item>
          <text:p text:style-name="P28">La valeur 51 correspond au numéro de poste qui doit être appelé de jour et de nuit.</text:p>
        </text:list-item>
        <text:list-item>
          <text:p text:style-name="P28">Non il est impossible de composer un numéro à partir du poste 55 car il est configurer pour que quand on décroche il appel automatiquement le poste 51.</text:p>
        </text:list-item>
        <text:list-item>
          <text:p text:style-name="P28"><text:soft-page-break/>Oui il est possible d'appeler le poste 55.</text:p>
        </text:list-item>
        <text:list-item>
          <text:p text:style-name="P28">On conseille cette configuration pour des chemins de ronde car il permet de gagner beaucoup de temps et surtout de ne pas écrire le numéro à appeler.</text:p>
        </text:list-item>
      </text:list>
      <text:h text:style-name="Heading_20_2" text:outline-level="2"><text:bookmark-start text:name="__RefHeading__651_1848485030"/>2) Appel après tempo<text:bookmark-end text:name="__RefHeading__651_1848485030"/></text:h>
      <text:list xml:id="list1136180957701357086" text:style-name="L22">
        <text:list-item>
          <text:p text:style-name="P29">Au bout de 5 secondes on observe le même comportement que précédemment.</text:p>
        </text:list-item>
        <text:list-item>
          <text:p text:style-name="P29">Oui il est possible de composer un numéro sur le poste 55 à partir du clavier.</text:p>
        </text:list-item>
      </text:list>
      <text:h text:style-name="Heading_20_2" text:outline-level="2"><text:bookmark-start text:name="__RefHeading__653_1848485030"/>3) Quelques questions <text:bookmark-end text:name="__RefHeading__653_1848485030"/></text:h>
      <text:list xml:id="list1134788026430426230" text:style-name="L23">
        <text:list-item>
          <text:p text:style-name="P30">VRAI</text:p>
        </text:list-item>
        <text:list-item>
          <text:p text:style-name="P30">FAUX</text:p>
        </text:list-item>
        <text:list-item>
          <text:p text:style-name="P30">VRAI</text:p>
        </text:list-item>
        <text:list-item>
          <text:p text:style-name="P30">FAUX</text:p>
        </text:list-item>
        <text:list-item>
          <text:p text:style-name="P30">FAUX</text:p>
        </text:list-item>
      </text:list>
      <text:h text:style-name="P1" text:outline-level="1"><text:bookmark-start text:name="__RefHeading__655_1848485030"/>G) Plan de numérotation local<text:bookmark-end text:name="__RefHeading__655_1848485030"/></text:h>
      <text:h text:style-name="P3" text:outline-level="2"><text:bookmark-start text:name="__RefHeading__657_1848485030"/>1) Accès aux numéros locaux<text:bookmark-end text:name="__RefHeading__657_1848485030"/></text:h>
      <text:list xml:id="list3589627865706093528" text:style-name="L24">
        <text:list-item>
          <text:p text:style-name="P26">La profondeur du plan de numérotation est de deux chiffres</text:p>
        </text:list-item>
        <text:list-item>
          <text:p text:style-name="P31">Une seule tranche est déclarée.</text:p>
        </text:list-item>
        <text:list-item>
          <text:p text:style-name="P31">Le plus petit numéro de poste possible est 2.</text:p>
        </text:list-item>
        <text:list-item>
          <text:p text:style-name="P31">Le plus grand numéro de poste possible est 7.</text:p>
        </text:list-item>
      </text:list>
      <text:h text:style-name="Heading_20_2" text:outline-level="2"><text:bookmark-start text:name="__RefHeading__659_1848485030"/>2) Numéros utilisés<text:bookmark-end text:name="__RefHeading__659_1848485030"/></text:h>
      <text:list xml:id="list217029203153298154" text:style-name="L25">
        <text:list-item>
          <text:p text:style-name="P32">Les tranches utilisées sont de 51 à 62 et de 75 à 79.</text:p>
        </text:list-item>
        <text:list-item>
          <text:p text:style-name="P32">Le numéro 40 n'est pas affecté à un poste.</text:p>
        </text:list-item>
        <text:list-item>
          <text:p text:style-name="P32">Le temps d'acheminement est de 6 secondes.</text:p>
        </text:list-item>
        <text:list-item>
          <text:p text:style-name="P32">Le résultat obtenu à la fin de ce temps est « ce numéro est inaccessible ».</text:p>
        </text:list-item>
        <text:list-item>
          <text:p text:style-name="P32">Le comportement observé est identique en utilisant un poste analogique.</text:p>
        </text:list-item>
        <text:list-item>
          <text:p text:style-name="P32"><text:s/>Le temps d'acheminement est instantané.</text:p>
        </text:list-item>
        <text:list-item>
          <text:p text:style-name="P32"><text:soft-page-break/>A la fin de ce temps le poste 55 sonne.</text:p>
        </text:list-item>
        <text:list-item>
          <text:p text:style-name="P32">Le comportement observé est identique avec un poste analogique.</text:p>
        </text:list-item>
        <text:list-item>
          <text:p text:style-name="P32">La première tentative d'acheminement dure aussi longtemps car le numéro n'est pas attribu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next-style-name="Terminal" style:class="text">
      <style:paragraph-properties loext:contextual-spacing="false" fo:margin-top="0cm" fo:margin-bottom="0.247cm" fo:line-height="120%"/>
      <style:text-properties fo:background-color="transparen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erminal" style:family="paragraph" style:parent-style-name="Text_20_body">
      <style:paragraph-properties fo:background-color="#000000">
        <style:background-image/>
      </style:paragraph-properties>
      <style:text-properties fo:color="#000000" style:text-underline-style="none" fo:background-color="#ffffff"/>
    </style:style>
    <style:style style:name="Terminal" style:family="paragraph" style:parent-style-name="Text_20_body">
      <style:paragraph-properties fo:background-color="#000000">
        <style:background-image/>
      </style:paragraph-properties>
      <style:text-properties style:font-name="Courier 10 Pitch" fo:font-size="10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text-underline-style="none"/>
    </style:style>
    <style:style style:name="MT2"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LAFORGE FERRASSE<text:tab/><text:tab/></text:span><text:span text:style-name="MT1">RT1</text:span></text:p>
        <text:p text:style-name="Header"><text:tab/><text:span text:style-name="MT2">TP2 M1102</text:span></text:p>
      </style:header>
      <style:footer>
        <text:p text:style-name="Footer"><text:date style:data-style-name="N37" text:date-value="2019-01-11T17:53:03.69">11/01/19</text:date><text:tab/><text:page-number text:select-page="current">10</text:page-number>/<text:page-count>10</text:page-count><text:tab/><text:date style:data-style-name="N37" text:date-value="2019-01-11T17:53:03.69">11/01/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5T13:19:06.953483179</meta:creation-date>
    <dc:date>2019-01-11T17:53:03.68</dc:date>
    <meta:editing-duration>PT8H34M5S</meta:editing-duration>
    <meta:editing-cycles>13</meta:editing-cycles>
    <meta:generator>OpenOffice/4.1.0$Win32 OpenOffice.org_project/410m18$Build-9764</meta:generator>
    <meta:document-statistic meta:table-count="0" meta:image-count="0" meta:object-count="0" meta:page-count="10" meta:paragraph-count="208" meta:word-count="2413" meta:character-count="12796"/>
  </office:meta>
</office:document-meta>
</file>